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cripts/python/Module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787" officeooo:paragraph-rsid="00165787"/>
    </style:style>
    <style:style style:name="P2" style:family="paragraph" style:parent-style-name="Standard">
      <style:text-properties style:font-name="DejaVu Sans" fo:font-size="12pt" officeooo:rsid="00165787" officeooo:paragraph-rsid="00165787" style:font-size-asian="12pt" style:font-size-complex="12pt"/>
    </style:style>
    <style:style style:name="P3" style:family="paragraph" style:parent-style-name="Standard">
      <style:text-properties style:font-name="Ubuntu Mono" fo:font-size="12pt" officeooo:rsid="00165787" officeooo:paragraph-rsid="00165787" style:font-size-asian="12pt" style:font-size-complex="12pt"/>
    </style:style>
    <style:style style:name="P4" style:family="paragraph" style:parent-style-name="Text_20_body">
      <style:text-properties fo:font-variant="normal" fo:text-transform="none" fo:color="#333333" style:font-name="DejaVu Sans" fo:font-size="12pt" fo:letter-spacing="normal" fo:font-style="normal" fo:font-weight="normal" officeooo:rsid="00165787" officeooo:paragraph-rsid="00165787" style:font-size-asian="12pt" style:font-size-complex="12pt"/>
    </style:style>
    <style:style style:name="P5" style:family="paragraph" style:parent-style-name="Text_20_body">
      <style:paragraph-properties fo:margin-left="0.132cm" fo:margin-right="0.132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officeooo:paragraph-rsid="00178798"/>
    </style:style>
    <style:style style:name="P6" style:family="paragraph" style:parent-style-name="Text_20_body">
      <style:paragraph-properties fo:margin-left="0.132cm" fo:margin-right="0.132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DejaVu Sans" fo:font-size="12pt" fo:letter-spacing="normal" fo:font-style="normal" fo:font-weight="normal" officeooo:paragraph-rsid="00178798" style:font-size-asian="12pt" style:font-size-complex="12pt"/>
    </style:style>
    <style:style style:name="P7" style:family="paragraph" style:parent-style-name="Text_20_body">
      <style:paragraph-properties fo:margin-left="0.132cm" fo:margin-right="0.132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DejaVu Sans" fo:font-size="12pt" fo:letter-spacing="normal" fo:font-style="normal" fo:font-weight="normal" officeooo:rsid="0027dce0" officeooo:paragraph-rsid="0027dce0" style:font-size-asian="12pt" style:font-size-complex="12pt"/>
    </style:style>
    <style:style style:name="P8" style:family="paragraph">
      <style:paragraph-properties fo:text-align="center"/>
    </style:style>
    <style:style style:name="T1" style:family="text">
      <style:text-properties fo:color="#333333" style:font-name="DejaVu Sans" fo:font-size="12pt" fo:letter-spacing="normal" fo:font-style="italic" fo:font-weight="bold" style:font-size-asian="12pt" style:font-size-complex="12pt" loext:padding="0cm" loext:border="none"/>
    </style:style>
    <style:style style:name="T2" style:family="text">
      <style:text-properties fo:color="#333333" style:font-name="DejaVu Sans" fo:font-size="12pt" fo:letter-spacing="normal" fo:font-style="italic" fo:font-weight="normal" style:font-size-asian="12pt" style:font-size-complex="12pt" loext:padding="0cm" loext:border="none"/>
    </style:style>
    <style:style style:name="T3" style:family="text">
      <style:text-properties fo:font-variant="normal" fo:text-transform="none" fo:color="#333333" style:font-name="DejaVu Sans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333333" style:font-name="DejaVu Sans" fo:font-size="12pt" fo:letter-spacing="normal" fo:font-style="normal" fo:font-weight="bold" style:font-size-asian="12pt" style:font-size-complex="12pt" loext:padding="0cm" loext:border="none"/>
    </style:style>
    <style:style style:name="T5" style:family="text">
      <style:text-properties fo:font-variant="normal" fo:text-transform="none" fo:color="#333333" style:font-name="DejaVu Sans" fo:font-size="12pt" fo:letter-spacing="normal" style:font-size-asian="12pt" style:font-size-complex="12pt"/>
    </style:style>
    <style:style style:name="T6" style:family="text">
      <style:text-properties style:font-name="DejaVu Sans" fo:font-size="10pt" style:font-size-asian="10pt" style:font-size-complex="10pt"/>
    </style:style>
    <style:style style:name="T7" style:family="text">
      <style:text-properties officeooo:rsid="00178798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button form:name="Push Button 1" form:control-implementation="ooo:com.sun.star.form.component.CommandButton" xml:id="control1" form:id="control1" form:label="Message Box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Module.py$message_button?language=Python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ontrol text:anchor-type="paragraph" draw:z-index="0" draw:name="Shape1" draw:style-name="gr1" draw:text-style-name="P8" svg:width="3.44cm" svg:height="0.874cm" svg:x="12.548cm" svg:y="-1.231cm" draw:control="control1"/>This demonstrates the msgbox that is part of the A<text:span text:style-name="T7">PSO</text:span> package.</text:p>
      <text:p text:style-name="P2"/>
      <text:p text:style-name="P1"><text:a xlink:type="simple" xlink:href="https://extensions.libreoffice.org/en/extensions/show/apso-alternative-script-organizer-for-python" text:style-name="Internet_20_link" text:visited-style-name="Visited_20_Internet_20_Link"><text:span text:style-name="T6">https://extensions.libreoffice.org/en/extensions/show/apso-alternative-script-organizer-for-python</text:span></text:a></text:p>
      <text:p text:style-name="P2"/>
      <text:p text:style-name="P1"><text:span text:style-name="T3">APSO comes with a small library </text:span><text:span text:style-name="Emphasis"><text:span text:style-name="Strong_20_Emphasis"><text:span text:style-name="T1">apso_utils</text:span></text:span></text:span><text:span text:style-name="T5"> </text:span><text:span text:style-name="T3">that contains some helpers for debugging purpose during macro writing. These helpers are four functions named </text:span><text:span text:style-name="Emphasis"><text:span text:style-name="T2">msgbox</text:span></text:span><text:span text:style-name="T3">, </text:span><text:span text:style-name="Emphasis"><text:span text:style-name="T2">xray</text:span></text:span><text:span text:style-name="T3">, </text:span><text:span text:style-name="Emphasis"><text:span text:style-name="T2">mri</text:span></text:span><text:span text:style-name="T5"> </text:span><text:span text:style-name="T3">and </text:span><text:span text:style-name="Emphasis"><text:span text:style-name="T2">console</text:span></text:span><text:span text:style-name="T5"> </text:span><text:span text:style-name="T3">and can be imported by a classic import statement like from apso_utils import msgbox</text:span></text:p>
      <text:p text:style-name="P2"/>
      <text:p text:style-name="P2"/>
      <text:p text:style-name="P4">Like the oobasic build-in function msgbox, but simplified as only intended for quick debugging.</text:p>
      <text:p text:style-name="P5"><text:span text:style-name="Strong_20_Emphasis"><text:span text:style-name="T4">Signature</text:span></text:span><text:span text:style-name="T3">: </text:span></text:p>
      <text:p text:style-name="P6"/>
      <text:p text:style-name="P6">msgbox(message, title='Message', boxtype='message', buttons=1, win=None)</text:p>
      <text:p text:style-name="P6"/>
      <text:p text:style-name="P7">Code:</text:p>
      <text:p text:style-name="P2"/>
      <text:p text:style-name="P3"># coding: utf-8</text:p>
      <text:p text:style-name="P3">from __future__ import unicode_literals</text:p>
      <text:p text:style-name="P3"/>
      <text:p text:style-name="P3">from apso_utils import msgbox</text:p>
      <text:p text:style-name="P3"/>
      <text:p text:style-name="P3">def message_button(widget):</text:p>
      <text:p text:style-name="P3"><text:s text:c="4"/># msgbox(message, title='Message', boxtype='message', buttons=1, win=None)</text:p>
      <text:p text:style-name="P3"/>
      <text:p text:style-name="P3"><text:s text:c="4"/>msgbox ("This is a message box")</text:p>
      <text:p text:style-name="P3"><text:s text:c="4"/></text:p>
      <text:p text:style-name="P3"><text:s text:c="4"/>s = "This is a message with a title and two buttons"</text:p>
      <text:p text:style-name="P3"><text:s text:c="4"/>msgbox (s, "Message Title", "message", 2)</text:p>
      <text:p text:style-name="P3"><text:s text:c="4"/></text:p>
      <text:p text:style-name="P3"><text:s text:c="4"/>x_list = dir(XSCRIPTCONTEXT)</text:p>
      <text:p text:style-name="P3"><text:s text:c="4"/>s = ""</text:p>
      <text:p text:style-name="P3"><text:s text:c="4"/>for item in x_list:</text:p>
      <text:p text:style-name="P3"><text:s text:c="8"/>s += item + "\n"</text:p>
      <text:p text:style-name="P3"><text:s text:c="4"/>msgbox(s, "dir(XSCRIPTCONTEXT)"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8:10:08.539752468</meta:creation-date>
    <meta:generator>LibreOffice/6.4.7.2$Linux_X86_64 LibreOffice_project/40$Build-2</meta:generator>
    <dc:date>2021-10-08T12:11:00.449312311</dc:date>
    <meta:editing-duration>PT1H9M56S</meta:editing-duration>
    <meta:editing-cycles>21</meta:editing-cycles>
    <meta:document-statistic meta:table-count="0" meta:image-count="0" meta:object-count="0" meta:page-count="1" meta:paragraph-count="22" meta:word-count="135" meta:character-count="1068" meta:non-whitespace-character-count="904"/>
  </office:meta>
</office:document-meta>
</file>